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officeooo:paragraph-rsid="007c7ae5"/>
    </style:style>
    <style:style style:name="P4" style:family="paragraph" style:parent-style-name="Text_20_body">
      <style:text-properties officeooo:paragraph-rsid="00095fef"/>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officeooo:rsid="000b49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3">The wizard Layton, a devout apprentice of Suliman, was envious of Howl, who has quickly become better than him, and conquered Suliman’s benevolence. So he tried to steal Calcifer <text:span text:style-name="T1">tricking</text:span> Howl, but he failed and was therefore exiled by Howl in Radme, where he lied locked up in an urn with the spirits of despair. Once accidentally freed by some wizards apprentices, he <text:span text:style-name="T1">spread</text:span> the spirits (which he has learned to control) throughout Radme, conquering the diseased brain of king Beuron of Cal and beginning Howl’s search overseas. Suliman is soon alerted by Layton’s monsters, and invites Howl to investigate. Howl denies his involvement with the appearance of the monsters and refuses to collaborate with Suliman, he wants to investigate on his own indeed, so he goes in Cal w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4"><text:span text:style-name="T2">Meanwhile, Sophie and her friends asked Suliman what happened to Howl, alarmed by his disappearance. They add to the team Heen, </text:span><text:span text:style-name="T3">a </text:span><text:span text:style-name="T2">human-dog that leaves willingly for Radme, where many of his human parts were spread by the Witch of the Waste, </text:span><text:span text:style-name="T3">that cursed him </text:span><text:span text:style-name="T2">a long time ago. After rapidly refining their fighting skills they proceed </text:span><text:span text:style-name="T6">across</text:span><text:span text:style-name="T2"> </text:span><text:span text:style-name="T6">the roaring hills of </text:span><text:span text:style-name="T2">Radme, where t</text:span><text:span text:style-name="T6">hey </text:span><text:span text:style-name="T2">find out how </text:span><text:span text:style-name="T6">the mud</text:span><text:span text:style-name="T2"> can be washed off with a long, </text:span><text:span text:style-name="T6">hot bath. Then</text:span><text:span text:style-name="T2"> they reach the capital, </text:span><text:span text:style-name="T6">where</text:span><text:span text:style-name="T2"> they meet Ben and the little Howl (the Witch of the Waste notes that he has a strange symbol on his neck). Eager to know what happened to their friend they infiltrate in the castle to interrogate the guards that </text:span><text:span text:style-name="T7">were with</text:span><text:span text:style-name="T2"> Howl when he was de</text:span><text:span text:style-name="T7">feated by Layton</text:span><text:span text:style-name="T2">. The soldiers tell them </text:span><text:span text:style-name="T7">about</text:span><text:span text:style-name="T2"> Howl’s drowning, so Sophie and the others go desperate to Beuron’s camp for help and advice. Beuron welcomes them and tells them about the past between Howl and Layton, but soon the camp is attacked by Layton, and the king is defeated. The team remains hidden during the battle, but has the opportunity to listen to Layton boast: he reveals how he defeated Howl marching him on the neck, and how he now uses his experience as an ornament at the castle, he also says that wants to leave for Ingary, where he will defeat Suliman. The Witch of the Waste reveals that the orphaned child in the capital could be Howl, and than the team heartened proceed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8">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1T20:22:53.130432705</dc:date>
    <meta:editing-duration>PT14M26S</meta:editing-duration>
    <meta:editing-cycles>7</meta:editing-cycles>
    <meta:generator>LibreOffice/5.1.6.2$Linux_X86_64 LibreOffice_project/10m0$Build-2</meta:generator>
    <meta:document-statistic meta:table-count="1" meta:image-count="0" meta:object-count="0" meta:page-count="1" meta:paragraph-count="5" meta:word-count="585" meta:character-count="3318" meta:non-whitespace-character-count="2739"/>
    <meta:template xlink:type="simple" xlink:actuate="onRequest" xlink:title="" xlink:href="../MasterGameDesignDocument.odm" meta:date="2018-11-21T12:54:27.254000000"/>
  </office:meta>
</office:document-meta>
</file>